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6.223cm" svg:x="4.976cm" svg:y="5.19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81cm" svg:height="3.81cm" svg:x="4.429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1:09:08.705098927</meta:creation-date>
    <dc:date>2016-11-04T11:13:21.964859121</dc:date>
    <meta:editing-duration>P0D</meta:editing-duration>
    <meta:editing-cycles>1</meta:editing-cycles>
    <meta:generator>LibreOffice/4.2.8.2$Linux_X86_64 LibreOffice_project/420m0$Build-2</meta:generator>
    <meta:document-statistic meta:object-count="2"/>
  </office:meta>
</office:document-meta>
</file>